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Concepts</text:p>
          </draw:text-box>
        </draw:frame>
        <draw:frame presentation:style-name="pr4" draw:text-style-name="P5" draw:layer="layout" svg:width="25.199cm" svg:height="13.891cm" svg:x="1.4cm" svg:y="4.914cm" presentation:class="outline" presentation:user-transformed="true">
          <draw:text-box>
            <text:list text:style-name="L2">
              <text:list-item>
                <text:p text:id="id1" text:style-name="P5">Complete understanding of software requirements is essential to project success</text:p>
              </text:list-item>
            </text:list>
            <text:list text:style-name="L2">
              <text:list-item>
                <text:p text:style-name="P5">Requirements analysis task is a process of discovery, refinement, modeling, and specification</text:p>
              </text:list-item>
            </text:list>
            <text:list text:style-name="L2">
              <text:list-item>
                <text:list>
                  <text:list-item>
                    <text:p text:style-name="P6">Starting point is the software scope, further refin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dels of data, information, control flow, and operational behavior ar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Concepts</text:p>
          </draw:text-box>
        </draw:frame>
        <draw:frame presentation:style-name="pr4" draw:text-style-name="P5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 text:id="id2" text:style-name="P5">Both the developer and the customer plays an active role in requirements analysis and specification</text:p>
              </text:list-item>
            </text:list>
            <text:list text:style-name="L2">
              <text:list-item>
                <text:list>
                  <text:list-item>
                    <text:p text:style-name="P6">Customer reformulates software function into concrete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veloper acts as interrogator, consultant, and problem solver</text:p>
                  </text:list-item>
                </text:list>
              </text:list-item>
            </text:list>
            <text:list text:style-name="L2">
              <text:list-item>
                <text:p text:style-name="P5">Requirements analysis and specification requires heavy communication</text:p>
              </text:list-item>
            </text:list>
            <text:list text:style-name="L2">
              <text:list-item>
                <text:list>
                  <text:list-item>
                    <text:p text:style-name="P6">Misinformation, misinterpretation, ambigu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" text:style-name="P5">Customer: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id="id4" text:style-name="P5">Requirements analysis is the first technical step in the software engineering process</text:p>
              </text:list-item>
            </text:list>
            <text:list text:style-name="L2">
              <text:list-item>
                <text:p text:style-name="P5">Software scope is refined into a concrete specification</text:p>
              </text:list-item>
            </text:list>
            <text:list text:style-name="L2">
              <text:list-item>
                <text:p text:style-name="P5">Analysis must focus on the information, functional, and behavioral domains of a problem</text:p>
              </text:list-item>
            </text:list>
            <text:list text:style-name="L2">
              <text:list-item>
                <text:p text:style-name="P5">Modeling,partitioning,representation, and specification are importa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8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29T23:00:35</dc:date>
    <dc:language>de-DE</dc:language>
    <meta:editing-cycles>1493</meta:editing-cycles>
    <meta:editing-duration>P1DT14H44M57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